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draw:stroke="non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7c7c7c" draw:opacity="50%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4" draw:style-name="a384" draw:name="Forme libre : forme 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192000 6858000" draw:enhanced-path="M 7119938 759222 C 6217760 759222 5486400 962407 5486400 1213049 5486400 1463691 6217760 1666876 7119938 1666876 8022116 1666876 8753476 1463691 8753476 1213049 8753476 962407 8022116 759222 7119938 759222 Z M 0 0 L 12192000 0 12192000 6858000 0 6858000 Z N" draw:text-areas="?f28 ?f30 ?f29 ?f31" draw:glue-points="?f18 ?f19 ?f20 ?f21 ?f18 ?f22 ?f23 ?f21 ?f18 ?f19 ?f24 ?f25 ?f26 ?f25 ?f26 ?f27 ?f24 ?f2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7119938 * ?f5 / 12192000"/>
            <draw:equation draw:name="f9" draw:formula="759222 * ?f4 / 6858000"/>
            <draw:equation draw:name="f10" draw:formula="5486400 * ?f5 / 12192000"/>
            <draw:equation draw:name="f11" draw:formula="1213049 * ?f4 / 6858000"/>
            <draw:equation draw:name="f12" draw:formula="1666876 * ?f4 / 6858000"/>
            <draw:equation draw:name="f13" draw:formula="8753476 * ?f5 / 12192000"/>
            <draw:equation draw:name="f14" draw:formula="0 * ?f5 / 12192000"/>
            <draw:equation draw:name="f15" draw:formula="0 * ?f4 / 6858000"/>
            <draw:equation draw:name="f16" draw:formula="12192000 * ?f5 / 12192000"/>
            <draw:equation draw:name="f17" draw:formula="6858000 * ?f4 / 68580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</draw:page>
      <draw:page draw:name="Slide4" draw:style-name="a385" draw:master-page-name="Master1-Layout1-title-Diapositive-de-titre" presentation:presentation-page-layout-name="Master1-PPL1" draw:id="Slide-259">
        <draw:frame draw:id="id65" draw:style-name="a386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6" draw:style-name="a389" draw:name="Forme libre : forme 4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12192000 6858000" draw:enhanced-path="M 6134100 768747 C 5880280 768747 5674519 961271 5674519 1198761 5674519 1436251 5880280 1628775 6134100 1628775 6387920 1628775 6593681 1436251 6593681 1198761 6593681 961271 6387920 768747 6134100 768747 Z M 0 0 L 12192000 0 12192000 6858000 0 6858000 Z N" draw:text-areas="?f28 ?f30 ?f29 ?f31" draw:glue-points="?f18 ?f19 ?f20 ?f21 ?f18 ?f22 ?f23 ?f21 ?f18 ?f19 ?f24 ?f25 ?f26 ?f25 ?f26 ?f27 ?f24 ?f2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6134100 * ?f5 / 12192000"/>
            <draw:equation draw:name="f9" draw:formula="768747 * ?f4 / 6858000"/>
            <draw:equation draw:name="f10" draw:formula="5674519 * ?f5 / 12192000"/>
            <draw:equation draw:name="f11" draw:formula="1198761 * ?f4 / 6858000"/>
            <draw:equation draw:name="f12" draw:formula="1628775 * ?f4 / 6858000"/>
            <draw:equation draw:name="f13" draw:formula="6593681 * ?f5 / 12192000"/>
            <draw:equation draw:name="f14" draw:formula="0 * ?f5 / 12192000"/>
            <draw:equation draw:name="f15" draw:formula="0 * ?f4 / 6858000"/>
            <draw:equation draw:name="f16" draw:formula="12192000 * ?f5 / 12192000"/>
            <draw:equation draw:name="f17" draw:formula="6858000 * ?f4 / 68580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</draw:page>
      <draw:page draw:name="Slide5" draw:style-name="a390" draw:master-page-name="Master1-Layout1-title-Diapositive-de-titre" presentation:presentation-page-layout-name="Master1-PPL1" draw:id="Slide-260">
        <draw:frame draw:id="id67" draw:style-name="a391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68" draw:style-name="a394" draw:name="Forme libre : forme 4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192000 6858000" draw:enhanced-path="M 6919913 759223 C 6670038 759223 6467475 951747 6467475 1189237 6467475 1426727 6670038 1619251 6919913 1619251 7169788 1619251 7372351 1426727 7372351 1189237 7372351 951747 7169788 759223 6919913 759223 Z M 0 0 L 12192000 0 12192000 6858000 0 6858000 Z N" draw:text-areas="?f28 ?f30 ?f29 ?f31" draw:glue-points="?f18 ?f19 ?f20 ?f21 ?f18 ?f22 ?f23 ?f21 ?f18 ?f19 ?f24 ?f25 ?f26 ?f25 ?f26 ?f27 ?f24 ?f2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6919913 * ?f5 / 12192000"/>
            <draw:equation draw:name="f9" draw:formula="759223 * ?f4 / 6858000"/>
            <draw:equation draw:name="f10" draw:formula="6467475 * ?f5 / 12192000"/>
            <draw:equation draw:name="f11" draw:formula="1189237 * ?f4 / 6858000"/>
            <draw:equation draw:name="f12" draw:formula="1619251 * ?f4 / 6858000"/>
            <draw:equation draw:name="f13" draw:formula="7372351 * ?f5 / 12192000"/>
            <draw:equation draw:name="f14" draw:formula="0 * ?f5 / 12192000"/>
            <draw:equation draw:name="f15" draw:formula="0 * ?f4 / 6858000"/>
            <draw:equation draw:name="f16" draw:formula="12192000 * ?f5 / 12192000"/>
            <draw:equation draw:name="f17" draw:formula="6858000 * ?f4 / 68580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</draw:page>
      <draw:page draw:name="Slide6" draw:style-name="a395" draw:master-page-name="Master1-Layout1-title-Diapositive-de-titre" presentation:presentation-page-layout-name="Master1-PPL1" draw:id="Slide-261">
        <draw:frame draw:id="id69" draw:style-name="a396" draw:name="Image 3" svg:x="2.13542in" svg:y="0.8303in" svg:width="8.44252in" svg:height="5.83941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13.33333in" svg:height="7.5in" draw:id="id70" draw:style-name="a399" draw:name="Forme libre : forme 5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12192000 6858000" draw:enhanced-path="M 7691438 759222 C 7441563 759222 7239000 951746 7239000 1189236 7239000 1426726 7441563 1619250 7691438 1619250 7941313 1619250 8143876 1426726 8143876 1189236 8143876 951746 7941313 759222 7691438 759222 Z M 0 0 L 12192000 0 12192000 6858000 0 6858000 Z N" draw:text-areas="?f28 ?f30 ?f29 ?f31" draw:glue-points="?f18 ?f19 ?f20 ?f21 ?f18 ?f22 ?f23 ?f21 ?f18 ?f19 ?f24 ?f25 ?f26 ?f25 ?f26 ?f27 ?f24 ?f2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7691438 * ?f5 / 12192000"/>
            <draw:equation draw:name="f9" draw:formula="759222 * ?f4 / 6858000"/>
            <draw:equation draw:name="f10" draw:formula="7239000 * ?f5 / 12192000"/>
            <draw:equation draw:name="f11" draw:formula="1189236 * ?f4 / 6858000"/>
            <draw:equation draw:name="f12" draw:formula="1619250 * ?f4 / 6858000"/>
            <draw:equation draw:name="f13" draw:formula="8143876 * ?f5 / 12192000"/>
            <draw:equation draw:name="f14" draw:formula="0 * ?f5 / 12192000"/>
            <draw:equation draw:name="f15" draw:formula="0 * ?f4 / 6858000"/>
            <draw:equation draw:name="f16" draw:formula="12192000 * ?f5 / 12192000"/>
            <draw:equation draw:name="f17" draw:formula="6858000 * ?f4 / 685800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7"/>
            <draw:equation draw:name="f23" draw:formula="?f13 / ?f6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lix Muller</meta:initial-creator>
    <dc:creator>Alix Muller</dc:creator>
    <meta:creation-date>2019-12-13T08:42:30Z</meta:creation-date>
    <dc:date>2019-12-13T08:53:36Z</dc:date>
    <meta:editing-cycles>1</meta:editing-cycles>
    <meta:editing-duration>PT665S</meta:editing-duration>
    <meta:document-statistic meta:paragraph-count="0" meta:word-count="0"/>
  </office:meta>
</office:document-meta>
</file>